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673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36"/>
    <style:style style:name="ce6" style:family="table-cell" style:parent-style-name="Default" style:data-style-name="N171"/>
    <style:style style:name="ce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Inputs</text:p>
          </table:table-cell>
          <table:table-cell table:style-name="ce3"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short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long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double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floa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boolean</text:p>
          </table:table-cell>
          <table:table-cell table:style-name="ce4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xedbyt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boxedshort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boxedin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boxedlong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boxeddouble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boxedfloa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boxedboolean</text:p>
          </table:table-cell>
          <table:table-cell table:style-name="ce4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igdecimal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1">
          <table:table-cell office:value-type="string">
            <text:p>biginteger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5" office:value-type="date" office:date-value="1971-04-19">
            <text:p>04/19/1971</text:p>
          </table:table-cell>
          <table:table-cell table:number-columns-repeated="254"/>
        </table:table-row>
        <table:table-row table:style-name="ro1">
          <table:table-cell office:value-type="string">
            <text:p>dateMs</text:p>
          </table:table-cell>
          <table:table-cell table:style-name="ce5" office:value-type="date" office:date-value="1971-04-19">
            <text:p>04/19/1971</text:p>
          </table:table-cell>
          <table:table-cell table:number-columns-repeated="254"/>
        </table:table-row>
        <table:table-row table:style-name="ro1">
          <table:table-cell office:value-type="string">
            <text:p>boxedDateMs</text:p>
          </table:table-cell>
          <table:table-cell table:style-name="ce5" office:value-type="date" office:date-value="1971-04-19">
            <text:p>04/19/1971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6" office:value-type="time" office:time-value="PT03H00M00S">
            <text:p>3:00:00 AM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boxedTime</text:p>
          </table:table-cell>
          <table:table-cell table:style-name="ce6" office:value-type="time" office:time-value="PT03H00M00S">
            <text:p>3:00:00 AM</text:p>
          </table:table-cell>
          <table:table-cell table:style-name="ce8"/>
          <table:table-cell table:number-columns-repeated="253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office:value-type="string">
            <text:p>nullbyte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shor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in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long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double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floa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oolean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igdecimal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iginteger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date</text:p>
          </table:table-cell>
          <table:table-cell table:style-name="ce5" office:value-type="date" office:date-value="1899-12-30">
            <text:p>12/30/1899</text:p>
          </table:table-cell>
          <table:table-cell table:number-columns-repeated="254"/>
        </table:table-row>
        <table:table-row table:style-name="ro1">
          <table:table-cell office:value-type="string">
            <text:p>nulltime</text:p>
          </table:table-cell>
          <table:table-cell table:style-name="ce6" office:value-type="time" office:time-value="PT00H00M00S">
            <text:p>12:00:00 AM</text:p>
          </table:table-cell>
          <table:table-cell table:number-columns-repeated="254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office:value-type="string">
            <text:p>long7</text:p>
          </table:table-cell>
          <table:table-cell table:style-name="ce7" office:value-type="float" office:value="123">
            <text:p>123</text:p>
          </table:table-cell>
          <table:table-cell table:number-columns-repeated="254"/>
        </table:table-row>
        <table:table-row table:style-name="ro1">
          <table:table-cell office:value-type="string">
            <text:p>boxedlong7</text:p>
          </table:table-cell>
          <table:table-cell table:style-name="ce7" office:value-type="float" office:value="456">
            <text:p>456</text:p>
          </table:table-cell>
          <table:table-cell table:number-columns-repeated="254"/>
        </table:table-row>
        <table:table-row table:style-name="ro1">
          <table:table-cell office:value-type="string">
            <text:p>nulllong7</text:p>
          </table:table-cell>
          <table:table-cell table:style-name="ce7" office:value-type="float" office:value="0">
            <text:p>0</text:p>
          </table:table-cell>
          <table:table-cell table:number-columns-repeated="254"/>
        </table:table-row>
        <table:table-row table:style-name="ro1">
          <table:table-cell/>
          <table:table-cell table:style-name="ce7"/>
          <table:table-cell table:number-columns-repeated="254"/>
        </table:table-row>
        <table:table-row table:style-name="ro1">
          <table:table-cell office:value-type="string">
            <text:p>string</text:p>
          </table:table-cell>
          <table:table-cell table:style-name="ce7" office:value-type="string">
            <text:p>blabla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style-name="ce3"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calcbyte</text:p>
          </table:table-cell>
          <table:table-cell table:formula="of:=[.B3]+[.B11]+[.B27]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calcshort</text:p>
          </table:table-cell>
          <table:table-cell table:formula="of:=[.B4]+[.B12]+[.B28]" office:value-type="float" office:value="4">
            <text:p>4</text:p>
          </table:table-cell>
          <table:table-cell table:number-columns-repeated="3"/>
          <table:table-cell table:style-name="ce6"/>
          <table:table-cell table:number-columns-repeated="250"/>
        </table:table-row>
        <table:table-row table:style-name="ro1">
          <table:table-cell office:value-type="string">
            <text:p>calcint</text:p>
          </table:table-cell>
          <table:table-cell table:formula="of:=[.B5]+[.B13]+[.B29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calclong</text:p>
          </table:table-cell>
          <table:table-cell table:formula="of:=[.B6]+[.B14]+[.B30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double</text:p>
          </table:table-cell>
          <table:table-cell table:formula="of:=[.B7]+[.B15]+[.B31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calcfloat</text:p>
          </table:table-cell>
          <table:table-cell table:formula="of:=[.B8]+[.B16]+[.B32]"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calcboolean</text:p>
          </table:table-cell>
          <table:table-cell table:formula="of:=IF(NOT(OR([.B9];[.B17];[.B33]));1;0)" office:value-type="float" office:value="0">
            <text:p>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boxedbyte</text:p>
          </table:table-cell>
          <table:table-cell table:formula="of:=[.B3]+[.B11]+[.B27]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calcboxedshort</text:p>
          </table:table-cell>
          <table:table-cell table:formula="of:=[.B4]+[.B12]+[.B28]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calcboxedint</text:p>
          </table:table-cell>
          <table:table-cell table:formula="of:=[.B5]+[.B13]+[.B29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calcboxedlong</text:p>
          </table:table-cell>
          <table:table-cell table:formula="of:=[.B6]+[.B14]+[.B30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boxeddouble</text:p>
          </table:table-cell>
          <table:table-cell table:formula="of:=[.B7]+[.B15]+[.B31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calcboxedfloat</text:p>
          </table:table-cell>
          <table:table-cell table:formula="of:=[.B8]+[.B16]+[.B32]"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calcboxedboolean</text:p>
          </table:table-cell>
          <table:table-cell table:formula="of:=IF(NOT(OR([.B9];[.B17];[.B33]));1;0)" office:value-type="float" office:value="0">
            <text:p>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bigdecimal</text:p>
          </table:table-cell>
          <table:table-cell table:formula="of:=[.B19]+1+[.B34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biginteger</text:p>
          </table:table-cell>
          <table:table-cell table:formula="of:=[.B20]+1+[.B35]" office:value-type="float" office:value="9">
            <text:p>9</text:p>
          </table:table-cell>
          <table:table-cell table:number-columns-repeated="254"/>
        </table:table-row>
        <table:table-row table:style-name="ro1">
          <table:table-cell office:value-type="string">
            <text:p>calcdate</text:p>
          </table:table-cell>
          <table:table-cell table:style-name="ce5" table:formula="of:=[.B21]+1+[.B36]" office:value-type="date" office:date-value="1971-04-20">
            <text:p>04/20/1971</text:p>
          </table:table-cell>
          <table:table-cell table:number-columns-repeated="254"/>
        </table:table-row>
        <table:table-row table:style-name="ro1">
          <table:table-cell office:value-type="string">
            <text:p>calcdatems</text:p>
          </table:table-cell>
          <table:table-cell table:style-name="ce5" table:formula="of:=[.B22]+1+[.B36]" office:value-type="date" office:date-value="1971-04-20">
            <text:p>04/20/1971</text:p>
          </table:table-cell>
          <table:table-cell table:number-columns-repeated="254"/>
        </table:table-row>
        <table:table-row table:style-name="ro1">
          <table:table-cell office:value-type="string">
            <text:p>calcboxeddatems</text:p>
          </table:table-cell>
          <table:table-cell table:style-name="ce5" table:formula="of:=[.B23]+1+[.B36]" office:value-type="date" office:date-value="1971-04-20">
            <text:p>04/20/1971</text:p>
          </table:table-cell>
          <table:table-cell table:number-columns-repeated="254"/>
        </table:table-row>
        <table:table-row table:style-name="ro1">
          <table:table-cell office:value-type="string">
            <text:p>calctime</text:p>
          </table:table-cell>
          <table:table-cell table:style-name="ce6" table:formula="of:=[.B24]*2+[.B37]" office:value-type="time" office:time-value="PT06H00M00S">
            <text:p>6:00:00 AM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calcboxedtime</text:p>
          </table:table-cell>
          <table:table-cell table:style-name="ce6" table:formula="of:=[.B25]*2+[.B37]" office:value-type="time" office:time-value="PT06H00M00S">
            <text:p>6:00:00 AM</text:p>
          </table:table-cell>
          <table:table-cell table:style-name="ce8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long5</text:p>
          </table:table-cell>
          <table:table-cell table:formula="of:=SUM([.B39:.B41])" office:value-type="float" office:value="579">
            <text:p>579</text:p>
          </table:table-cell>
          <table:table-cell table:number-columns-repeated="254"/>
        </table:table-row>
        <table:table-row table:style-name="ro1">
          <table:table-cell office:value-type="string">
            <text:p>calcboxedlong5</text:p>
          </table:table-cell>
          <table:table-cell table:formula="of:=SUM([.B39:.B41])" office:value-type="float" office:value="579">
            <text:p>579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string</text:p>
          </table:table-cell>
          <table:table-cell table:formula="of:=[.B43]" office:value-type="string" office:string-value="blabla">
            <text:p>blabla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calcobject</text:p>
          </table:table-cell>
          <table:table-cell office:value-type="float" office:value="123">
            <text:p>123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21P0"/>
    </number:currency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Fr. </number:text>
      <number:number number:decimal-places="0" number:min-integer-digits="1" number:grouping="true"/>
    </number:number-style>
    <number:number-style style:name="N127">
      <number:text>Fr.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Fr. </number:text>
      <number:number number:decimal-places="0" number:min-integer-digits="1" number:grouping="true"/>
    </number:number-style>
    <number:number-style style:name="N128">
      <style:text-properties fo:color="#ff0000"/>
      <number:text>Fr. -</number:text>
      <number:number number:decimal-places="0" number:min-integer-digits="1" number:grouping="true"/>
      <style:map style:condition="value()&gt;=0" style:apply-style-name="N128P0"/>
    </number:number-style>
    <number:number-style style:name="N130P0" style:volatile="true">
      <number:text>Fr. </number:text>
      <number:number number:decimal-places="2" number:min-integer-digits="1" number:grouping="true"/>
    </number:number-style>
    <number:number-style style:name="N130">
      <number:text>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Fr. </number:text>
      <number:number number:decimal-places="2" number:min-integer-digits="1" number:grouping="true"/>
    </number:number-style>
    <number:number-style style:name="N131">
      <style:text-properties fo:color="#ff0000"/>
      <number:text>Fr. 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-</number:text>
      <number:number number: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Fr. </number:text>
      <number:number number:decimal-places="0" number:min-integer-digits="1" number:grouping="true"/>
      <number:text> </number:text>
    </number:number-style>
    <number:number-style style:name="N143P1" style:volatile="true">
      <number:text> Fr. -</number:text>
      <number:number number:decimal-places="0" number:min-integer-digits="1" number:grouping="true"/>
      <number:text> </number:text>
    </number:number-style>
    <number:number-style style:name="N143P2" style:volatile="true">
      <number:text> Fr.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Fr. </number:text>
      <number:number number:decimal-places="2" number:min-integer-digits="1" number:grouping="true"/>
      <number:text> </number:text>
    </number:number-style>
    <number:number-style style:name="N147P1" style:volatile="true">
      <number:text> Fr. -</number:text>
      <number:number number:decimal-places="2" number:min-integer-digits="1" number:grouping="true"/>
      <number:text> </number:text>
    </number:number-style>
    <number:number-style style:name="N147P2" style:volatile="true">
      <number:text> Fr.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SFr. </number:text>
      <number:number number:decimal-places="0" number:min-integer-digits="1" number:grouping="true"/>
    </number:number-style>
    <number:number-style style:name="N153">
      <number:text>SFr. 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SFr. </number:text>
      <number:number number:decimal-places="0" number:min-integer-digits="1" number:grouping="true"/>
    </number:number-style>
    <number:number-style style:name="N154">
      <style:text-properties fo:color="#ff0000"/>
      <number:text>SFr. -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SFr. </number:text>
      <number:number number:decimal-places="2" number:min-integer-digits="1" number:grouping="true"/>
    </number:number-style>
    <number:number-style style:name="N156">
      <number:text>SFr. -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SFr. </number:text>
      <number:number number:decimal-places="2" number:min-integer-digits="1" number:grouping="true"/>
    </number:number-style>
    <number:number-style style:name="N157">
      <style:text-properties fo:color="#ff0000"/>
      <number:text>SFr. -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SFr. </number:text>
      <number:number number:decimal-places="0" number:min-integer-digits="1" number:grouping="true"/>
      <number:text> </number:text>
    </number:number-style>
    <number:number-style style:name="N161P1" style:volatile="true">
      <number:text> SFr. -</number:text>
      <number:number number:decimal-places="0" number:min-integer-digits="1" number:grouping="true"/>
      <number:text> </number:text>
    </number:number-style>
    <number:number-style style:name="N161P2" style:volatile="true">
      <number:text> SFr.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20_25_" style:display-name="Accent1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40_25_" style:display-name="Accent1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60_25_" style:display-name="Accent1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20_25_" style:display-name="Accent2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40_25_" style:display-name="Accent2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60_25_" style:display-name="Accent2 - 60%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20_25_" style:display-name="Accent3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40_25_" style:display-name="Accent3 - 40%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60_25_" style:display-name="Accent3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20_25_" style:display-name="Accent4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40_25_" style:display-name="Accent4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60_25_" style:display-name="Accent4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20_25_" style:display-name="Accent5 - 20%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40_25_" style:display-name="Accent5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60_25_" style:display-name="Accent5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20_25_" style:display-name="Accent6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40_25_" style:display-name="Accent6 - 40%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60_25_" style:display-name="Accent6 - 60%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99pt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99pt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1" style:display-name="Emphasis 1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2" style:display-name="Emphasis 2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3" style:display-name="Emphasis 3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99pt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ffffff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Sheet_20_Title" style:display-name="Sheet 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99pt double #666699" style:border-line-width-bottom="0.0138in 0.0138in 0.0138in" style:diagonal-bl-tr="none" style:diagonal-tl-br="none" fo:border-left="none" fo:border-right="none" fo:border-top="0.99pt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17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eo</meta:initial-creator>
    <meta:creation-date>2006-05-10T10:01:43</meta:creation-date>
    <dc:date>2011-12-22T17:42:05</dc:date>
    <meta:editing-cycles>3</meta:editing-cycles>
    <meta:editing-duration>PT4M13S</meta:editing-duration>
    <dc:creator>Vladimir Korenev</dc:creator>
    <meta:document-statistic meta:table-count="1" meta:cell-count="124" meta:object-count="0"/>
    <meta:user-defined meta:name="Info 1"/>
    <meta:user-defined meta:name="Info 2"/>
    <meta:user-defined meta:name="Info 3"/>
    <meta:user-defined meta:name="Info 4"/>
  </office:meta>
</office:document-meta>
</file>